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919cm" fo:min-width="0.66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132cm" fo:min-width="0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b66c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212cm" svg:stroke-color="#1c1c1c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svg:stroke-width="0.081cm" svg:stroke-color="#1c1c1c" draw:marker-start-width="0.321cm" draw:marker-end-width="0.321cm" draw:fill="none" draw:textarea-vertical-align="middle" draw:auto-grow-height="false" fo:min-height="12.752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="none" draw:textarea-vertical-align="middle" draw:auto-grow-height="false" fo:min-height="12.431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c1c1c" draw:marker-start-width="0.321cm" draw:marker-end="Arrow" draw:marker-end-width="0.477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3.8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="solid" draw:fill-color="#ffb66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651cm" svg:x="-2.4cm" svg:y="13.35cm">
          <text:p text:style-name="P1">S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51cm" svg:height="1.651cm" svg:x="2.355cm" svg:y="13.35cm">
          <text:p text:style-name="P1">SL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0.471cm" svg:y="13.79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4" draw:id="id4" draw:layer="layout" svg:width="1.651cm" svg:height="1.651cm" svg:x="5.125cm" svg:y="13.35cm">
          <text:p text:style-name="P1">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-0.749cm" svg:y1="14.176cm" svg:x2="0.471cm" svg:y2="14.175cm" draw:start-shape="id1" draw:start-glue-point="10" draw:end-shape="id2" draw:end-glue-point="5" svg:d="M-749 14176l1220-1" svg:viewBox="0 0 1221 2">
          <text:p/>
        </draw:connector>
        <draw:connector draw:style-name="gr3" draw:text-style-name="P3" draw:layer="layout" draw:type="line" svg:x1="1.233cm" svg:y1="14.175cm" svg:x2="2.355cm" svg:y2="14.176cm" draw:start-shape="id2" draw:start-glue-point="7" draw:end-shape="id3" draw:end-glue-point="6" svg:d="M1233 14175l1122 1" svg:viewBox="0 0 1123 2">
          <text:p/>
        </draw:connector>
        <draw:connector draw:style-name="gr3" draw:text-style-name="P3" draw:layer="layout" draw:type="line" svg:x1="4.006cm" svg:y1="14.176cm" svg:x2="5.125cm" svg:y2="14.176cm" draw:start-shape="id3" draw:start-glue-point="10" draw:end-shape="id4" draw:end-glue-point="6" svg:d="M4006 14176h1119" svg:viewBox="0 0 1120 1">
          <text:p/>
        </draw:connector>
        <draw:connector draw:style-name="gr3" draw:text-style-name="P3" draw:layer="layout" draw:line-skew="-0.578cm" svg:x1="0.852cm" svg:y1="13.794cm" svg:x2="5.951cm" svg:y2="13.35cm" draw:start-shape="id2" draw:start-glue-point="4" draw:end-shape="id4" draw:end-glue-point="4" svg:d="M852 13794v-1564h5099v1120" svg:viewBox="0 0 5100 1565">
          <text:p/>
        </draw:connector>
        <draw:line draw:style-name="gr4" draw:text-style-name="P4" xml:id="id27" draw:id="id27" draw:layer="layout" svg:x1="8.224cm" svg:y1="20.779cm" svg:x2="8.224cm" svg:y2="7.571cm">
          <draw:glue-point draw:id="4" svg:x="0cm" svg:y="2.247cm"/>
          <draw:glue-point draw:id="5" svg:x="0cm" svg:y="-2.271cm"/>
          <text:p/>
        </draw:line>
        <draw:custom-shape draw:style-name="gr1" draw:text-style-name="P2" xml:id="id5" draw:id="id5" draw:layer="layout" svg:width="1.651cm" svg:height="1.651cm" svg:x="9.525cm" svg:y="10.35cm">
          <text:p text:style-name="P1">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51cm" svg:height="1.651cm" svg:x="12.525cm" svg:y="8.35cm">
          <text:p text:style-name="P1">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51cm" svg:height="1.651cm" svg:x="12.525cm" svg:y="12.35cm">
          <text:p text:style-name="P1">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51cm" svg:height="1.651cm" svg:x="12.525cm" svg:y="10.35cm">
          <text:p text:style-name="P1">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651cm" svg:height="1.651cm" svg:x="15.525cm" svg:y="8.35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651cm" svg:height="1.651cm" svg:x="15.525cm" svg:y="10.35cm">
          <text:p text:style-name="P1">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51cm" svg:height="1.651cm" svg:x="15.525cm" svg:y="12.3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935cm" svg:y1="10.591cm" svg:x2="12.525cm" svg:y2="9.176cm" draw:start-shape="id5" draw:start-glue-point="11" draw:end-shape="id6" draw:end-glue-point="6" svg:d="M10935 10591l1590-1415" svg:viewBox="0 0 1591 1416">
          <text:p/>
        </draw:connector>
        <draw:connector draw:style-name="gr3" draw:text-style-name="P3" draw:layer="layout" draw:type="line" svg:x1="11.176cm" svg:y1="11.176cm" svg:x2="12.525cm" svg:y2="11.176cm" draw:start-shape="id5" draw:start-glue-point="10" draw:end-shape="id7" draw:end-glue-point="6" svg:d="M11176 11176h1349" svg:viewBox="0 0 1350 1">
          <text:p/>
        </draw:connector>
        <draw:connector draw:style-name="gr3" draw:text-style-name="P3" draw:layer="layout" draw:type="line" svg:x1="10.935cm" svg:y1="11.76cm" svg:x2="12.525cm" svg:y2="13.176cm" draw:start-shape="id5" draw:start-glue-point="9" draw:end-shape="id8" draw:end-glue-point="6" svg:d="M10935 11760l1590 1416" svg:viewBox="0 0 1591 1417">
          <text:p/>
        </draw:connector>
        <draw:connector draw:style-name="gr3" draw:text-style-name="P3" draw:layer="layout" draw:type="line" svg:x1="14.176cm" svg:y1="13.176cm" svg:x2="15.525cm" svg:y2="13.176cm" draw:start-shape="id8" draw:start-glue-point="10" draw:end-shape="id9" draw:end-glue-point="6" svg:d="M14176 13176h1349" svg:viewBox="0 0 1350 1">
          <text:p/>
        </draw:connector>
        <draw:connector draw:style-name="gr3" draw:text-style-name="P3" draw:layer="layout" draw:type="line" svg:x1="14.176cm" svg:y1="9.176cm" svg:x2="15.525cm" svg:y2="9.176cm" draw:start-shape="id6" draw:start-glue-point="10" draw:end-shape="id10" draw:end-glue-point="6" svg:d="M14176 9176h1349" svg:viewBox="0 0 1350 1">
          <text:p/>
        </draw:connector>
        <draw:custom-shape draw:style-name="gr1" draw:text-style-name="P2" xml:id="id13" draw:id="id13" draw:layer="layout" svg:width="1.651cm" svg:height="1.651cm" svg:x="18.525cm" svg:y="8.35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651cm" svg:height="1.651cm" svg:x="18.525cm" svg:y="10.35cm">
          <text:p text:style-name="P1">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176cm" svg:y1="11.176cm" svg:x2="15.525cm" svg:y2="11.176cm" draw:start-shape="id7" draw:start-glue-point="10" draw:end-shape="id11" draw:end-glue-point="6" svg:d="M14176 11176h1349" svg:viewBox="0 0 1350 1">
          <text:p/>
        </draw:connector>
        <draw:connector draw:style-name="gr3" draw:text-style-name="P3" draw:layer="layout" draw:type="line" svg:x1="17.176cm" svg:y1="11.176cm" svg:x2="18.525cm" svg:y2="11.176cm" draw:start-shape="id11" draw:start-glue-point="10" draw:end-shape="id12" draw:end-glue-point="6" svg:d="M17176 11176h1349" svg:viewBox="0 0 1350 1">
          <text:p/>
        </draw:connector>
        <draw:connector draw:style-name="gr3" draw:text-style-name="P3" draw:layer="layout" draw:type="line" svg:x1="17.176cm" svg:y1="9.176cm" svg:x2="18.525cm" svg:y2="9.176cm" draw:start-shape="id10" draw:start-glue-point="10" draw:end-shape="id13" draw:end-glue-point="6" svg:d="M17176 9176h1349" svg:viewBox="0 0 1350 1">
          <text:p/>
        </draw:connector>
        <draw:custom-shape draw:style-name="gr1" draw:text-style-name="P2" xml:id="id14" draw:id="id14" draw:layer="layout" svg:width="1.651cm" svg:height="1.651cm" svg:x="18.525cm" svg:y="12.35cm">
          <text:p text:style-name="P1">I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176cm" svg:y1="13.176cm" svg:x2="18.525cm" svg:y2="13.176cm" draw:start-shape="id9" draw:start-glue-point="10" draw:end-shape="id14" draw:end-glue-point="6" svg:d="M17176 13176h1349" svg:viewBox="0 0 1350 1">
          <text:p/>
        </draw:connector>
        <draw:custom-shape draw:style-name="gr1" draw:text-style-name="P2" xml:id="id15" draw:id="id15" draw:layer="layout" svg:width="1.651cm" svg:height="1.651cm" svg:x="21.525cm" svg:y="10.35cm">
          <text:p text:style-name="P1">Sy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0.176cm" svg:y1="9.176cm" svg:x2="21.766cm" svg:y2="10.591cm" draw:start-shape="id13" draw:start-glue-point="10" draw:end-shape="id15" draw:end-glue-point="5" svg:d="M20176 9176l1590 1415" svg:viewBox="0 0 1591 1416">
          <text:p/>
        </draw:connector>
        <draw:connector draw:style-name="gr3" draw:text-style-name="P3" draw:layer="layout" draw:type="line" svg:x1="20.176cm" svg:y1="11.176cm" svg:x2="21.525cm" svg:y2="11.176cm" draw:start-shape="id12" draw:start-glue-point="10" draw:end-shape="id15" draw:end-glue-point="6" svg:d="M20176 11176h1349" svg:viewBox="0 0 1350 1">
          <text:p/>
        </draw:connector>
        <draw:connector draw:style-name="gr3" draw:text-style-name="P3" draw:layer="layout" draw:type="line" svg:x1="20.176cm" svg:y1="13.176cm" svg:x2="21.766cm" svg:y2="11.76cm" draw:start-shape="id14" draw:start-glue-point="10" draw:end-shape="id15" draw:end-glue-point="7" svg:d="M20176 13176l1590-1416" svg:viewBox="0 0 1591 1417">
          <text:p/>
        </draw:connector>
        <draw:custom-shape draw:style-name="gr1" draw:text-style-name="P2" xml:id="id16" draw:id="id16" draw:layer="layout" svg:width="1.651cm" svg:height="1.651cm" svg:x="9.525cm" svg:y="16.299cm">
          <text:p text:style-name="P1">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651cm" svg:height="1.651cm" svg:x="12.525cm" svg:y="14.299cm">
          <text:p text:style-name="P1">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651cm" svg:height="1.651cm" svg:x="12.525cm" svg:y="18.299cm">
          <text:p text:style-name="P1">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651cm" svg:height="1.651cm" svg:x="12.525cm" svg:y="16.299cm">
          <text:p text:style-name="P1">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651cm" svg:height="1.651cm" svg:x="15.525cm" svg:y="14.299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651cm" svg:height="1.651cm" svg:x="15.525cm" svg:y="16.299cm">
          <text:p text:style-name="P1">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651cm" svg:height="1.651cm" svg:x="15.525cm" svg:y="18.299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935cm" svg:y1="16.54cm" svg:x2="12.525cm" svg:y2="15.125cm" draw:start-shape="id16" draw:start-glue-point="11" draw:end-shape="id17" draw:end-glue-point="6" svg:d="M10935 16540l1590-1415" svg:viewBox="0 0 1591 1416">
          <text:p/>
        </draw:connector>
        <draw:connector draw:style-name="gr3" draw:text-style-name="P3" draw:layer="layout" draw:type="line" svg:x1="11.176cm" svg:y1="17.125cm" svg:x2="12.525cm" svg:y2="17.125cm" draw:start-shape="id16" draw:start-glue-point="10" draw:end-shape="id18" draw:end-glue-point="6" svg:d="M11176 17125h1349" svg:viewBox="0 0 1350 1">
          <text:p/>
        </draw:connector>
        <draw:connector draw:style-name="gr3" draw:text-style-name="P3" draw:layer="layout" draw:type="line" svg:x1="10.935cm" svg:y1="17.709cm" svg:x2="12.525cm" svg:y2="19.125cm" draw:start-shape="id16" draw:start-glue-point="9" draw:end-shape="id19" draw:end-glue-point="6" svg:d="M10935 17709l1590 1416" svg:viewBox="0 0 1591 1417">
          <text:p/>
        </draw:connector>
        <draw:connector draw:style-name="gr3" draw:text-style-name="P3" draw:layer="layout" draw:type="line" svg:x1="14.176cm" svg:y1="19.125cm" svg:x2="15.525cm" svg:y2="19.125cm" draw:start-shape="id19" draw:start-glue-point="10" draw:end-shape="id20" draw:end-glue-point="6" svg:d="M14176 19125h1349" svg:viewBox="0 0 1350 1">
          <text:p/>
        </draw:connector>
        <draw:connector draw:style-name="gr3" draw:text-style-name="P3" draw:layer="layout" draw:type="line" svg:x1="14.176cm" svg:y1="15.125cm" svg:x2="15.525cm" svg:y2="15.125cm" draw:start-shape="id17" draw:start-glue-point="10" draw:end-shape="id21" draw:end-glue-point="6" svg:d="M14176 15125h1349" svg:viewBox="0 0 1350 1">
          <text:p/>
        </draw:connector>
        <draw:custom-shape draw:style-name="gr1" draw:text-style-name="P2" xml:id="id24" draw:id="id24" draw:layer="layout" svg:width="1.651cm" svg:height="1.651cm" svg:x="18.525cm" svg:y="14.299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651cm" svg:height="1.651cm" svg:x="18.525cm" svg:y="16.299cm">
          <text:p text:style-name="P1">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176cm" svg:y1="17.125cm" svg:x2="15.525cm" svg:y2="17.125cm" draw:start-shape="id18" draw:start-glue-point="10" draw:end-shape="id22" draw:end-glue-point="6" svg:d="M14176 17125h1349" svg:viewBox="0 0 1350 1">
          <text:p/>
        </draw:connector>
        <draw:connector draw:style-name="gr3" draw:text-style-name="P3" draw:layer="layout" draw:type="line" svg:x1="17.176cm" svg:y1="17.125cm" svg:x2="18.525cm" svg:y2="17.125cm" draw:start-shape="id22" draw:start-glue-point="10" draw:end-shape="id23" draw:end-glue-point="6" svg:d="M17176 17125h1349" svg:viewBox="0 0 1350 1">
          <text:p/>
        </draw:connector>
        <draw:connector draw:style-name="gr3" draw:text-style-name="P3" draw:layer="layout" draw:type="line" svg:x1="17.176cm" svg:y1="15.125cm" svg:x2="18.525cm" svg:y2="15.125cm" draw:start-shape="id21" draw:start-glue-point="10" draw:end-shape="id24" draw:end-glue-point="6" svg:d="M17176 15125h1349" svg:viewBox="0 0 1350 1">
          <text:p/>
        </draw:connector>
        <draw:custom-shape draw:style-name="gr1" draw:text-style-name="P2" xml:id="id25" draw:id="id25" draw:layer="layout" svg:width="1.651cm" svg:height="1.651cm" svg:x="18.525cm" svg:y="18.299cm">
          <text:p text:style-name="P1">I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176cm" svg:y1="19.125cm" svg:x2="18.525cm" svg:y2="19.125cm" draw:start-shape="id20" draw:start-glue-point="10" draw:end-shape="id25" draw:end-glue-point="6" svg:d="M17176 19125h1349" svg:viewBox="0 0 1350 1">
          <text:p/>
        </draw:connector>
        <draw:custom-shape draw:style-name="gr1" draw:text-style-name="P2" xml:id="id26" draw:id="id26" draw:layer="layout" svg:width="1.651cm" svg:height="1.651cm" svg:x="21.525cm" svg:y="16.299cm">
          <text:p text:style-name="P1">Sy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0.176cm" svg:y1="15.125cm" svg:x2="21.766cm" svg:y2="16.54cm" draw:start-shape="id24" draw:start-glue-point="10" draw:end-shape="id26" draw:end-glue-point="5" svg:d="M20176 15125l1590 1415" svg:viewBox="0 0 1591 1416">
          <text:p/>
        </draw:connector>
        <draw:connector draw:style-name="gr3" draw:text-style-name="P3" draw:layer="layout" draw:type="line" svg:x1="20.176cm" svg:y1="17.125cm" svg:x2="21.525cm" svg:y2="17.125cm" draw:start-shape="id23" draw:start-glue-point="10" draw:end-shape="id26" draw:end-glue-point="6" svg:d="M20176 17125h1349" svg:viewBox="0 0 1350 1">
          <text:p/>
        </draw:connector>
        <draw:connector draw:style-name="gr3" draw:text-style-name="P3" draw:layer="layout" draw:type="line" svg:x1="20.176cm" svg:y1="19.125cm" svg:x2="21.766cm" svg:y2="17.709cm" draw:start-shape="id25" draw:start-glue-point="10" draw:end-shape="id26" draw:end-glue-point="7" svg:d="M20176 19125l1590-1416" svg:viewBox="0 0 1591 1417">
          <text:p/>
        </draw:connector>
        <draw:connector draw:style-name="gr3" draw:text-style-name="P3" draw:layer="layout" draw:type="line" svg:x1="6.776cm" svg:y1="14.176cm" svg:x2="8.224cm" svg:y2="14.175cm" draw:start-shape="id4" draw:start-glue-point="10" draw:end-shape="id27" draw:end-glue-point="1" svg:d="M6776 14176l1448-1" svg:viewBox="0 0 1449 2">
          <text:p/>
        </draw:connector>
        <draw:connector draw:style-name="gr3" draw:text-style-name="P3" draw:layer="layout" draw:type="line" svg:x1="8.224cm" svg:y1="11.176cm" svg:x2="9.525cm" svg:y2="11.176cm" draw:start-shape="id27" draw:start-glue-point="5" draw:end-shape="id5" draw:end-glue-point="6" svg:d="M8224 11176h1301" svg:viewBox="0 0 1302 1">
          <text:p/>
        </draw:connector>
        <draw:connector draw:style-name="gr3" draw:text-style-name="P3" draw:layer="layout" draw:type="line" svg:x1="8.224cm" svg:y1="17.142cm" svg:x2="9.525cm" svg:y2="17.125cm" draw:start-shape="id27" draw:start-glue-point="4" draw:end-shape="id16" draw:end-glue-point="6" svg:d="M8224 17142l1301-17" svg:viewBox="0 0 1302 18">
          <text:p/>
        </draw:connector>
        <draw:connector draw:style-name="gr3" draw:text-style-name="P3" draw:layer="layout" draw:type="line" svg:x1="23.176cm" svg:y1="17.125cm" svg:x2="24.424cm" svg:y2="17.142cm" draw:start-shape="id26" draw:start-glue-point="10" draw:end-shape="id28" draw:end-glue-point="4" svg:d="M23176 17125l1248 17" svg:viewBox="0 0 1249 18">
          <text:p/>
        </draw:connector>
        <draw:connector draw:style-name="gr3" draw:text-style-name="P3" draw:layer="layout" draw:type="line" svg:x1="23.176cm" svg:y1="11.176cm" svg:x2="24.424cm" svg:y2="11.176cm" draw:start-shape="id15" draw:start-glue-point="10" draw:end-shape="id28" draw:end-glue-point="5" svg:d="M23176 11176h1248" svg:viewBox="0 0 1249 1">
          <text:p/>
        </draw:connector>
        <draw:custom-shape draw:style-name="gr1" draw:text-style-name="P2" xml:id="id29" draw:id="id29" draw:layer="layout" svg:width="1.651cm" svg:height="1.651cm" svg:x="25.825cm" svg:y="13.3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4.424cm" svg:y1="14.175cm" svg:x2="25.825cm" svg:y2="14.176cm" draw:end-shape="id29" draw:end-glue-point="6" svg:d="M24424 14175l1401 1" svg:viewBox="0 0 1402 2">
          <text:p/>
        </draw:connector>
        <draw:line draw:style-name="gr4" draw:text-style-name="P4" xml:id="id28" draw:id="id28" draw:layer="layout" svg:x1="24.424cm" svg:y1="20.779cm" svg:x2="24.424cm" svg:y2="7.571cm">
          <draw:glue-point draw:id="4" svg:x="0cm" svg:y="2.247cm"/>
          <draw:glue-point draw:id="5" svg:x="0cm" svg:y="-2.271cm"/>
          <text:p/>
        </draw:line>
        <draw:custom-shape draw:style-name="gr5" draw:text-style-name="P5" draw:layer="layout" svg:width="1.016cm" svg:height="13.716cm" draw:transform="rotate (1.5707963267949) translate (-2.444cm 21.97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1.016cm" svg:height="13.377cm" draw:transform="rotate (1.5707963267949) translate (11.357cm 21.97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4" draw:layer="layout" svg:x1="-2.317cm" svg:y1="7.091cm" svg:x2="27.528cm" svg:y2="7.091cm">
          <text:p/>
        </draw:line>
        <draw:frame draw:style-name="gr8" draw:text-style-name="P6" draw:layer="layout" svg:width="4.765cm" svg:height="0.962cm" svg:x="2.082cm" svg:y="22.332cm">
          <draw:text-box>
            <text:p>Grant Proposal</text:p>
          </draw:text-box>
        </draw:frame>
        <draw:frame draw:style-name="gr8" draw:text-style-name="P6" draw:layer="layout" svg:width="5.049cm" svg:height="0.962cm" svg:x="15.583cm" svg:y="22.332cm">
          <draw:text-box>
            <text:p>Grant Execution</text:p>
          </draw:text-box>
        </draw:frame>
        <draw:frame draw:style-name="gr8" draw:text-style-name="P8" draw:layer="layout" svg:width="0.756cm" svg:height="3.326cm" svg:x="9.975cm" svg:y="12.415cm">
          <draw:text-box>
            <text:p text:style-name="P7">.<text:line-break/>.<text:line-break/>.</text:p>
          </draw:text-box>
        </draw:frame>
        <draw:frame draw:style-name="gr8" draw:text-style-name="P6" draw:layer="layout" svg:width="1.886cm" svg:height="0.962cm" svg:x="25.804cm" svg:y="7.53cm">
          <draw:text-box>
            <text:p>Time</text:p>
          </draw:text-box>
        </draw:frame>
        <draw:line draw:style-name="gr9" draw:text-style-name="P4" draw:layer="layout" svg:x1="0.523cm" svg:y1="6.754cm" svg:x2="0.523cm" svg:y2="7.389cm">
          <text:p/>
        </draw:line>
        <draw:line draw:style-name="gr9" draw:text-style-name="P4" draw:layer="layout" svg:x1="4.223cm" svg:y1="6.755cm" svg:x2="4.223cm" svg:y2="7.39cm">
          <text:p/>
        </draw:line>
        <draw:line draw:style-name="gr9" draw:text-style-name="P4" draw:layer="layout" svg:x1="6.923cm" svg:y1="6.756cm" svg:x2="6.923cm" svg:y2="7.391cm">
          <text:p/>
        </draw:line>
        <draw:line draw:style-name="gr9" draw:text-style-name="P4" draw:layer="layout" svg:x1="11.523cm" svg:y1="6.757cm" svg:x2="11.523cm" svg:y2="7.392cm">
          <text:p/>
        </draw:line>
        <draw:line draw:style-name="gr9" draw:text-style-name="P4" draw:layer="layout" svg:x1="14.523cm" svg:y1="6.758cm" svg:x2="14.523cm" svg:y2="7.393cm">
          <text:p/>
        </draw:line>
        <draw:line draw:style-name="gr9" draw:text-style-name="P4" draw:layer="layout" svg:x1="17.523cm" svg:y1="6.759cm" svg:x2="17.523cm" svg:y2="7.394cm">
          <text:p/>
        </draw:line>
        <draw:line draw:style-name="gr9" draw:text-style-name="P4" draw:layer="layout" svg:x1="20.523cm" svg:y1="6.76cm" svg:x2="20.523cm" svg:y2="7.395cm">
          <text:p/>
        </draw:line>
        <draw:line draw:style-name="gr9" draw:text-style-name="P4" draw:layer="layout" svg:x1="23.523cm" svg:y1="6.761cm" svg:x2="23.523cm" svg:y2="7.396cm">
          <text:p/>
        </draw:line>
        <draw:line draw:style-name="gr9" draw:text-style-name="P4" draw:layer="layout" svg:x1="26.523cm" svg:y1="6.762cm" svg:x2="26.523cm" svg:y2="7.397cm">
          <text:p/>
        </draw:line>
        <draw:frame draw:style-name="gr8" draw:text-style-name="P6" draw:layer="layout" svg:width="1.912cm" svg:height="0.962cm" svg:x="-0.477cm" svg:y="5.427cm">
          <draw:text-box>
            <text:p>1 mo</text:p>
          </draw:text-box>
        </draw:frame>
        <draw:frame draw:style-name="gr8" draw:text-style-name="P6" draw:layer="layout" svg:width="1.912cm" svg:height="0.962cm" svg:x="3.323cm" svg:y="5.427cm">
          <draw:text-box>
            <text:p>2 mo</text:p>
          </draw:text-box>
        </draw:frame>
        <draw:frame draw:style-name="gr8" draw:text-style-name="P6" draw:layer="layout" svg:width="1.912cm" svg:height="0.962cm" svg:x="5.923cm" svg:y="5.427cm">
          <draw:text-box>
            <text:p>3 mo</text:p>
          </draw:text-box>
        </draw:frame>
        <draw:frame draw:style-name="gr8" draw:text-style-name="P6" draw:layer="layout" svg:width="1.912cm" svg:height="0.962cm" svg:x="10.523cm" svg:y="5.427cm">
          <draw:text-box>
            <text:p>4 mo</text:p>
          </draw:text-box>
        </draw:frame>
        <draw:frame draw:style-name="gr10" draw:text-style-name="P9" draw:layer="layout" svg:width="1.64cm" svg:height="1.033cm" svg:x="13.823cm" svg:y="5.427cm">
          <draw:text-box>
            <text:p text:style-name="P1">1 yr</text:p>
          </draw:text-box>
        </draw:frame>
        <draw:frame draw:style-name="gr11" draw:text-style-name="P6" draw:layer="layout" svg:width="1.57cm" svg:height="0.962cm" svg:x="16.733cm" svg:y="5.422cm">
          <draw:text-box>
            <text:p>2 yr</text:p>
          </draw:text-box>
        </draw:frame>
        <draw:frame draw:style-name="gr11" draw:text-style-name="P6" draw:layer="layout" svg:width="1.617cm" svg:height="0.962cm" svg:x="19.734cm" svg:y="5.422cm">
          <draw:text-box>
            <text:p>3 yr</text:p>
          </draw:text-box>
        </draw:frame>
        <draw:frame draw:style-name="gr12" draw:text-style-name="P6" draw:layer="layout" svg:width="2.126cm" svg:height="1.038cm" svg:x="22.435cm" svg:y="5.422cm">
          <draw:text-box>
            <text:p>3.5 yr</text:p>
          </draw:text-box>
        </draw:frame>
        <draw:frame draw:style-name="gr11" draw:text-style-name="P6" draw:layer="layout" svg:width="1.617cm" svg:height="0.962cm" svg:x="25.735cm" svg:y="5.422cm">
          <draw:text-box>
            <text:p>4 yr</text:p>
          </draw:text-box>
        </draw:frame>
        <draw:frame draw:style-name="gr8" draw:text-style-name="P11" draw:layer="layout" svg:width="8.456cm" svg:height="3.581cm" svg:x="-2.552cm" svg:y="16.001cm">
          <draw:text-box>
            <text:p text:style-name="P10">SMS = Systematic Mapping Study<text:line-break/>SLR = Systematic Literature Review<text:line-break/>PP = Position Paper<text:line-break/>PR = Pilot/Replication Study<text:line-break/>DS = Design Science Study<text:line-break/>T = Tool</text:p>
          </draw:text-box>
        </draw:frame>
        <draw:frame draw:style-name="gr13" draw:text-style-name="P12" draw:layer="layout" svg:width="7.661cm" svg:height="4.137cm" svg:x="-2.586cm" svg:y="8.15cm">
          <draw:text-box>
            <text:p><text:span text:style-name="T1">Ex = Experiment</text:span><text:span text:style-name="T1"><text:line-break/></text:span><text:span text:style-name="T1">PS = Pre-Survey</text:span><text:span text:style-name="T1"><text:line-break/></text:span><text:span text:style-name="T1">S = Survey</text:span><text:span text:style-name="T1"><text:line-break/></text:span><text:span text:style-name="T1">CS = Case Study</text:span><text:span text:style-name="T1"><text:line-break/></text:span><text:span text:style-name="T1">IAR = Interview/Action Research</text:span><text:span text:style-name="T1"><text:line-break/></text:span><text:span text:style-name="T1">Syn = Synthesis/Journal</text:span><text:span text:style-name="T1"><text:line-break/></text:span><text:span text:style-name="T1">B = Boo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01:34:04.268548710</meta:creation-date>
    <dc:date>2020-08-04T02:05:42.278442030</dc:date>
    <meta:editing-duration>PT35S</meta:editing-duration>
    <meta:editing-cycles>1</meta:editing-cycles>
    <meta:document-statistic meta:object-count="90"/>
    <meta:generator>LibreOffice/6.4.4.2$Linux_X86_64 LibreOffice_project/40$Build-2</meta:generator>
  </office:meta>
</office:document-meta>
</file>